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041666666666665in"/>
    </style:style>
    <style:style style:name="co3" style:family="table-column">
      <style:table-column-properties fo:break-before="auto" style:column-width="2.6666666666666665in"/>
    </style:style>
    <style:style style:name="co4" style:family="table-column">
      <style:table-column-properties fo:break-before="auto" style:column-width="1.2291666666666667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489583333333333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73958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8020833333333335in"/>
    </style:style>
    <style:style style:name="co11" style:family="table-column">
      <style:table-column-properties fo:break-before="auto" style:column-width="2.010416666666666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3.1458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ta1" style:family="table" style:master-page-name="PageStyle_5f_counties">
      <style:table-properties table:display="true" style:writing-mode="lr-tb"/>
    </style:style>
    <style:style style:name="ta2" style:family="table" style:master-page-name="PageStyle_5f_other-agencies">
      <style:table-properties table:display="true" style:writing-mode="lr-tb"/>
    </style:style>
    <style:style style:name="ta3" style:family="table" style:master-page-name="PageStyle_5f_cities">
      <style:table-properties table:display="true" style:writing-mode="lr-tb"/>
    </style:style>
    <style:style style:name="ta4" style:family="table" style:master-page-name="PageStyle_5f_colleges-and-univerisities">
      <style:table-properties table:display="true" style:writing-mode="lr-tb"/>
    </style:style>
    <style:style style:name="ta5" style:family="table" style:master-page-name="PageStyle_5f_state-total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ie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table:number-columns-spanned="5" table:number-rows-spanned="1" office:value-type="string">
            <text:p>Counties</text:p>
          </table:table-cell>
          <table:covered-table-cell table:number-columns-repeated="4"/>
        </table:table-row>
        <table:table-row table:style-name="ro2">
          <table:table-cell table:style-name="ce22" office:value-type="string">
            <text:p>ACCOMACK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Chincoteague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Onancock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rksle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nle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LBEMARLE COUNTY</text:p>
          </table:table-cell>
        </table:table-row>
        <table:table-row table:style-name="ro2">
          <table:table-cell table:style-name="ce22" office:value-type="string">
            <text:p>Albemarle PD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ALLEGHANY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AMELIA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AMHERST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Amherst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PPOMATTOX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RLINGTON COUNTY</text:p>
          </table:table-cell>
        </table:table-row>
        <table:table-row table:style-name="ro2">
          <table:table-cell table:style-name="ce22" office:value-type="string">
            <text:p>Arlington PD</text:p>
          </table:table-cell>
          <table:table-cell table:style-name="ce21" office:value-type="float" office:value="355">
            <text:p>355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79">
            <text:p>79</text:p>
          </table:table-cell>
        </table:table-row>
        <table:table-row table:style-name="ro2">
          <table:table-cell table:style-name="ce22" office:value-type="string">
            <text:p>AUGUSTA COUN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2">
            <text:p>72</text:p>
          </table:table-cell>
        </table:table-row>
        <table:table-row table:style-name="ro2">
          <table:table-cell table:style-name="ce22" office:value-type="string">
            <text:p>BATH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EDFORD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LAND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BOTETOURT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BRUNSWICK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Lawrencevill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CHANAN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Grundy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CKINGHAM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CAMPBELL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ltavista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ookneal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ROLINE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Bowling Green P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RROLL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Hillsville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ARLES CITY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CHARLOTTE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CHESTERFIEL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Chesterfield PD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94">
            <text:p>94</text:p>
          </table:table-cell>
        </table:table-row>
        <table:table-row table:style-name="ro2">
          <table:table-cell table:style-name="ce22" office:value-type="string">
            <text:p>CLARKE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Berryville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RAIG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ULPEPER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Culpeper PD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CUMBERLAND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DICKENSON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lintwood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ysi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linchco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INWIDDIE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McKenney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SSEX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appahannock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AIRFAX COUNTY</text:p>
          </table:table-cell>
        </table:table-row>
        <table:table-row table:style-name="ro2">
          <table:table-cell table:style-name="ce22" office:value-type="string">
            <text:p>Fairfax County PD</text:p>
          </table:table-cell>
          <table:table-cell table:style-name="ce21" office:value-type="float" office:value="1339">
            <text:p>1339</text:p>
          </table:table-cell>
          <table:table-cell table:style-name="ce21" office:value-type="float" office:value="1177">
            <text:p>1177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270">
            <text:p>270</text:p>
          </table:table-cell>
        </table:table-row>
        <table:table-row table:style-name="ro2">
          <table:table-cell table:style-name="ce22" office:value-type="string">
            <text:p>Herndon PD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Vienna PD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FAUQUIER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Warrenton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FLOYD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FLUVANNA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FRANKLIN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Rocky Mount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FREDERICK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Middletown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ephens Cit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ILES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Glen Lyn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arisburg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embrok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 Creek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arrows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OUCESTER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GOOCHLAND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GRAYSON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Fries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Independenc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ENE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GREENSVILLE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HALIFAX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Halifax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 Boston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HANOVER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Ashland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HENRICO COUNTY</text:p>
          </table:table-cell>
        </table:table-row>
        <table:table-row table:style-name="ro2">
          <table:table-cell table:style-name="ce22" office:value-type="string">
            <text:p>Henrico PD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472">
            <text:p>472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85">
            <text:p>185</text:p>
          </table:table-cell>
        </table:table-row>
        <table:table-row table:style-name="ro2">
          <table:table-cell table:style-name="ce22" office:value-type="string">
            <text:p>HENRY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HIGHLAND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ISLE OF WIGHT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Smithfield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JAMES CITY COUNTY</text:p>
          </table:table-cell>
        </table:table-row>
        <table:table-row table:style-name="ro2">
          <table:table-cell table:style-name="ce22" office:value-type="string">
            <text:p>James City PD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KING &amp; QUEEN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KING GEORGE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KING WILLIAM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West Point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NCASTER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Kilmarnock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EE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Jonesvill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nnington Gap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OUDOUN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335">
            <text:p>335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77">
            <text:p>77</text:p>
          </table:table-cell>
        </table:table-row>
        <table:table-row table:style-name="ro2">
          <table:table-cell table:style-name="ce22" office:value-type="string">
            <text:p>Leesburg PD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Middleburg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urcellville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OUISA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Louisa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UNENBURG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Kenbridge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ctoria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MADISON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MATHEWS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MECKLENBURG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hase City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larksvill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Crosse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 Hill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MIDDLESEX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ONTGOMERY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Blacksburg PD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Christiansburg PD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NELSON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NEW KENT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NORTHAMPTON CO.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Cape Charles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xmor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ORTHUMBERLAND CO.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NOTTOWAY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Blackstone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rew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rkeville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RANGE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Orange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Gordonsville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GE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Luray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henandoah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nley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TRICK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PITTSYLVANIA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2" office:value-type="string">
            <text:p>Chatham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tna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urt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WHATAN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PRINCE EDWARD CO.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armville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PRINCE GEORGE CO.</text:p>
          </table:table-cell>
        </table:table-row>
        <table:table-row table:style-name="ro2">
          <table:table-cell table:style-name="ce22" office:value-type="string">
            <text:p>Prince George Co. P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PRINCE WILLIAM CO.</text:p>
          </table:table-cell>
        </table:table-row>
        <table:table-row table:style-name="ro2">
          <table:table-cell table:style-name="ce22" office:value-type="string">
            <text:p>Prince Wm. Co. PD</text:p>
          </table:table-cell>
          <table:table-cell table:style-name="ce21" office:value-type="float" office:value="495">
            <text:p>495</text:p>
          </table:table-cell>
          <table:table-cell table:style-name="ce21" office:value-type="float" office:value="425">
            <text:p>425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99">
            <text:p>99</text:p>
          </table:table-cell>
        </table:table-row>
        <table:table-row table:style-name="ro2">
          <table:table-cell table:style-name="ce22" office:value-type="string">
            <text:p>Quantico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aymarket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Dumfries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Occoquan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ULASKI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Pulaski PD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Dublin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APPAHANNOCK CO.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ICHMOND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Warsaw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OANOKE COUNTY</text:p>
          </table:table-cell>
        </table:table-row>
        <table:table-row table:style-name="ro2">
          <table:table-cell table:style-name="ce22" office:value-type="string">
            <text:p>Roanoke Co. PD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2" office:value-type="string">
            <text:p>Vinton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ROCKBRIDGE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Glasgow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CKINGHAM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0">
            <text:p>110</text:p>
          </table:table-cell>
        </table:table-row>
        <table:table-row table:style-name="ro2">
          <table:table-cell table:style-name="ce22" office:value-type="string">
            <text:p>Bridgewater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oadway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ayton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lkton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rottoes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imberville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USSELL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Lebanon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onaker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COTT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Gate City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ber City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HENANDOAH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Edinburg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Mt. Jackson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oodstock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trasburg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New Market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MYTH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rion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altville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ilhowi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AMPTON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Courtland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oykins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POTSYLVANIA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2" office:value-type="string">
            <text:p>STAFFORD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2" office:value-type="string">
            <text:p>SURRY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SUSSEX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Waverly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TAZEWELL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Bluefield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Pocahontas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lands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Tazewell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edar Bluff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ARREN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Front Royal PD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WASHINGTON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Abingdon PD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Damascus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ade Springs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STMORELAND CO.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Colonial Beach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WISE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ppalachia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ig Stone Gap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oeburn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ound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. Paul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se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WYTHE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Wytheville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Rural Retreat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YORK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OUNTY TOTAL</text:p>
          </table:table-cell>
          <table:table-cell table:style-name="ce21" table:formula="oooc:=SUM([.B4:.B305])" office:value-type="string">
            <text:p>8552</text:p>
          </table:table-cell>
          <table:table-cell table:style-name="ce21" table:formula="oooc:=SUM([.C4:.C305])" office:value-type="string">
            <text:p>7575</text:p>
          </table:table-cell>
          <table:table-cell table:style-name="ce21" table:formula="oooc:=SUM([.D4:.D305])" office:value-type="string">
            <text:p>977</text:p>
          </table:table-cell>
          <table:table-cell table:style-name="ce21" table:formula="oooc:=SUM([.E4:.E305])" office:value-type="string">
            <text:p>2094</text:p>
          </table:table-cell>
        </table:table-row>
        <table:table-row table:style-name="ro2">
          <table:table-cell table:number-columns-repeated="5" table:style-name="ce22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</table:table>
      <table:table table:name="other-agencies" table:style-name="ta2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OTHER AGENCIES</text:p>
          </table:table-cell>
        </table:table-row>
        <table:table-row table:style-name="ro2">
          <table:table-cell table:style-name="ce21" office:value-type="string">
            <text:p>Alcoholic Bev. Control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Ches. Bay Brdg. Tunnel PD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Div. of Capitol Police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ept of Conservation &amp; Rec</text:p>
          </table:table-cell>
          <table:table-cell table:style-name="ce24" office:value-type="float" office:value="92">
            <text:p>92</text:p>
          </table:table-cell>
          <table:table-cell table:style-name="ce24" office:value-type="float" office:value="83">
            <text:p>83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28">
            <text:p>128</text:p>
          </table:table-cell>
          <table:table-cell table:style-name="ce21"/>
        </table:table-row>
        <table:table-row table:style-name="ro2">
          <table:table-cell table:style-name="ce21" office:value-type="string">
            <text:p>Southside VA Trng Center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ichmond Int'l Airport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 Port Authority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Norfolk Arpt Authority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etro. Wash.Airport Auth.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Virginia State Police</text:p>
          </table:table-cell>
          <table:table-cell table:style-name="ce21" office:value-type="float" office:value="1903">
            <text:p>1903</text:p>
          </table:table-cell>
          <table:table-cell table:style-name="ce21" office:value-type="float" office:value="1806">
            <text:p>1806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664">
            <text:p>664</text:p>
          </table:table-cell>
        </table:table-row>
        <table:table-row table:style-name="ro2">
          <table:table-cell table:style-name="ce21" office:value-type="string">
            <text:p>OTHER AGENCY TOTAL</text:p>
          </table:table-cell>
          <table:table-cell table:style-name="ce21" table:formula="oooc:=SUM([.B3:.B12])" office:value-type="string">
            <text:p>2594</text:p>
          </table:table-cell>
          <table:table-cell table:style-name="ce21" table:formula="oooc:=SUM([.C3:.C12])" office:value-type="string">
            <text:p>2406</text:p>
          </table:table-cell>
          <table:table-cell table:style-name="ce21" table:formula="oooc:=SUM([.D3:.D12])" office:value-type="string">
            <text:p>188</text:p>
          </table:table-cell>
          <table:table-cell table:style-name="ce21" table:formula="oooc:=SUM([.E3:.E12])" office:value-type="string">
            <text:p>970</text:p>
          </table:table-cell>
        </table:table-row>
      </table:table>
      <table:table table:name="cities" table:style-name="ta3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table:number-columns-spanned="5" table:number-rows-spanned="1" office:value-type="string">
            <text:p>Cities</text:p>
          </table:table-cell>
          <table:covered-table-cell table:number-columns-repeated="4"/>
        </table:table-row>
        <table:table-row table:style-name="ro2">
          <table:table-cell table:style-name="ce21" office:value-type="string">
            <text:p>Alexandria PD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1" office:value-type="string">
            <text:p>Bedford PD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ristol PD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Buena Vista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harlottesville PD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Chesapeake PD</text:p>
          </table:table-cell>
          <table:table-cell table:style-name="ce21" office:value-type="float" office:value="364">
            <text:p>364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40">
            <text:p>140</text:p>
          </table:table-cell>
        </table:table-row>
        <table:table-row table:style-name="ro2">
          <table:table-cell table:style-name="ce21" office:value-type="string">
            <text:p>Clifton Forge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lonial Heights PD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vington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anville PD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Emporia PD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airfax PD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Falls Church PD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Franklin PD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Fredericksburg PD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Galax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Hampton PD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1" office:value-type="string">
            <text:p>Harrisonburg PD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Hopewell PD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Lexington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ynchburg PD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Manassas PD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Manassas Park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artinsville PD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Newport News PD</text:p>
          </table:table-cell>
          <table:table-cell table:style-name="ce21" office:value-type="float" office:value="386">
            <text:p>386</text:p>
          </table:table-cell>
          <table:table-cell table:style-name="ce21" office:value-type="float" office:value="335">
            <text:p>335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31">
            <text:p>131</text:p>
          </table:table-cell>
        </table:table-row>
        <table:table-row table:style-name="ro2">
          <table:table-cell table:style-name="ce21" office:value-type="string">
            <text:p>Norfolk PD</text:p>
          </table:table-cell>
          <table:table-cell table:style-name="ce21" office:value-type="float" office:value="699">
            <text:p>699</text:p>
          </table:table-cell>
          <table:table-cell table:style-name="ce21" office:value-type="float" office:value="619">
            <text:p>619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23">
            <text:p>123</text:p>
          </table:table-cell>
        </table:table-row>
        <table:table-row table:style-name="ro2">
          <table:table-cell table:style-name="ce21" office:value-type="string">
            <text:p>Norton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tersburg PD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Poquoson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ortsmouth PD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92">
            <text:p>92</text:p>
          </table:table-cell>
        </table:table-row>
        <table:table-row table:style-name="ro2">
          <table:table-cell table:style-name="ce21" office:value-type="string">
            <text:p>Radford PD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Richmond PD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620">
            <text:p>620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194">
            <text:p>194</text:p>
          </table:table-cell>
        </table:table-row>
        <table:table-row table:style-name="ro2">
          <table:table-cell table:style-name="ce21" office:value-type="string">
            <text:p>Roanoke PD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Salem PD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Staunton PD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uffolk PD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Virginia Beach PD</text:p>
          </table:table-cell>
          <table:table-cell table:style-name="ce21" office:value-type="float" office:value="786">
            <text:p>786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65">
            <text:p>165</text:p>
          </table:table-cell>
        </table:table-row>
        <table:table-row table:style-name="ro2">
          <table:table-cell table:style-name="ce21" office:value-type="string">
            <text:p>Waynesboro PD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Williamsburg PD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Winchester PD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ity Total</text:p>
          </table:table-cell>
          <table:table-cell table:style-name="ce21" table:formula="oooc:=SUM([.B2:.B42])" office:value-type="string">
            <text:p>5691</text:p>
          </table:table-cell>
          <table:table-cell table:style-name="ce21" table:formula="oooc:=SUM([.C2:.C42])" office:value-type="string">
            <text:p>5007</text:p>
          </table:table-cell>
          <table:table-cell table:style-name="ce21" table:formula="oooc:=SUM([.D2:.D42])" office:value-type="string">
            <text:p>684</text:p>
          </table:table-cell>
          <table:table-cell table:style-name="ce21" table:formula="oooc:=SUM([.E2:.E42])" office:value-type="string">
            <text:p>1619</text:p>
          </table:table-cell>
        </table:table-row>
        <table:table-row table:style-name="ro2">
          <table:table-cell table:number-columns-repeated="5" table:style-name="ce21"/>
        </table:table-row>
        <table:table-row table:style-name="ro2">
          <table:table-cell table:style-name="ce21" table:number-columns-spanned="5" table:number-rows-spanned="1"/>
          <table:covered-table-cell table:number-columns-repeated="4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</table:table>
      <table:table table:name="colleges-and-univerisities" table:style-name="ta4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9" table:default-cell-style-name="ce15" table:number-columns-repeated="254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COLLEGE &amp; UNIVERSITY</text:p>
          </table:table-cell>
        </table:table-row>
        <table:table-row table:style-name="ro2">
          <table:table-cell table:style-name="ce21" office:value-type="string">
            <text:p>Christopher Newport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mory &amp; Henry Col.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errum College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eo. Mason Univ. P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Hampton University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James Madison Univ. PD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ongwood Univ.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Univ. of Mary Wash.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Norfolk State Univ. PD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N. VA Comm. Col. PD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ld Dominion Campus PD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Radford Univ.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homas Nelson Col.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Univ. of Richmond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University of Virginia PD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UVA's Col. at Wis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 Commonwlth Univ. PD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Virginia Military Institut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irginia State Univ. P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Virginia Tech PD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VA Wstrn Comm. Col.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William &amp; Mary Col.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LLEGE AND UNIVERSITY TOTAL</text:p>
          </table:table-cell>
          <table:table-cell table:style-name="ce21" table:formula="oooc:=SUM([.B3:.B24])" office:value-type="string">
            <text:p>496</text:p>
          </table:table-cell>
          <table:table-cell table:style-name="ce21" table:formula="oooc:=SUM([.C3:.C24])" office:value-type="string">
            <text:p>418</text:p>
          </table:table-cell>
          <table:table-cell table:style-name="ce21" table:formula="oooc:=SUM([.D3:.D24])" office:value-type="string">
            <text:p>78</text:p>
          </table:table-cell>
          <table:table-cell table:style-name="ce21" table:formula="oooc:=SUM([.E3:.E24])" office:value-type="string">
            <text:p>301</text:p>
          </table:table-cell>
        </table:table-row>
        <table:table-row table:style-name="ro2">
          <table:table-cell table:number-columns-repeated="5" table:style-name="ce21"/>
        </table:table-row>
      </table:table>
      <table:table table:name="state-totals" table:style-name="ta5" table:print="false">
        <office:forms form:automatic-focus="false" form:apply-design-mode="false"/>
        <table:table-column table:style-name="co13" table:default-cell-style-name="ce15"/>
        <table:table-column table:style-name="co12" table:default-cell-style-name="ce15" table:number-columns-repeated="255"/>
        <table:table-row table:style-name="ro2">
          <table:table-cell table:style-name="ce21" office:value-type="string">
            <text:p>COUNTY TOTAL</text:p>
          </table:table-cell>
          <table:table-cell table:style-name="ce21" office:value-type="float" office:value="8552">
            <text:p>8552</text:p>
          </table:table-cell>
          <table:table-cell table:style-name="ce21" office:value-type="float" office:value="7575">
            <text:p>7575</text:p>
          </table:table-cell>
          <table:table-cell table:style-name="ce21" office:value-type="float" office:value="977">
            <text:p>977</text:p>
          </table:table-cell>
          <table:table-cell table:style-name="ce21" office:value-type="float" office:value="2094">
            <text:p>2094</text:p>
          </table:table-cell>
        </table:table-row>
        <table:table-row table:style-name="ro2">
          <table:table-cell table:style-name="ce21" office:value-type="string">
            <text:p>OTHER AGENCY TOTAL</text:p>
          </table:table-cell>
          <table:table-cell table:style-name="ce21" office:value-type="float" office:value="2594">
            <text:p>2594</text:p>
          </table:table-cell>
          <table:table-cell table:style-name="ce21" office:value-type="float" office:value="2406">
            <text:p>2406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970">
            <text:p>970</text:p>
          </table:table-cell>
        </table:table-row>
        <table:table-row table:style-name="ro2">
          <table:table-cell table:style-name="ce21" office:value-type="string">
            <text:p>CITY TOTAL</text:p>
          </table:table-cell>
          <table:table-cell table:style-name="ce21" office:value-type="float" office:value="5691">
            <text:p>5691</text:p>
          </table:table-cell>
          <table:table-cell table:style-name="ce21" office:value-type="float" office:value="5007">
            <text:p>5007</text:p>
          </table:table-cell>
          <table:table-cell table:style-name="ce21" office:value-type="float" office:value="684">
            <text:p>684</text:p>
          </table:table-cell>
          <table:table-cell table:style-name="ce21" office:value-type="float" office:value="1619">
            <text:p>1619</text:p>
          </table:table-cell>
        </table:table-row>
        <table:table-row table:style-name="ro2">
          <table:table-cell table:style-name="ce21" office:value-type="string">
            <text:p>COLLEGE AND UNIVERSITY TOTAL</text:p>
          </table:table-cell>
          <table:table-cell table:style-name="ce21" office:value-type="float" office:value="496">
            <text:p>496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301">
            <text:p>301</text:p>
          </table:table-cell>
        </table:table-row>
        <table:table-row table:style-name="ro2">
          <table:table-cell table:style-name="ce21" office:value-type="string">
            <text:p>STATE TOTAL</text:p>
          </table:table-cell>
          <table:table-cell table:formula="oooc:=SUM([.B1:.B4])" office:value-type="string">
            <text:p>17333</text:p>
          </table:table-cell>
          <table:table-cell table:formula="oooc:=SUM([.C1:.C4])" office:value-type="string">
            <text:p>15406</text:p>
          </table:table-cell>
          <table:table-cell table:formula="oooc:=SUM([.D1:.D4])" office:value-type="string">
            <text:p>1927</text:p>
          </table:table-cell>
          <table:table-cell table:formula="oooc:=SUM([.E1:.E4])" office:value-type="string">
            <text:p>498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ies" style:display-name="PageStyle_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ther-agencies" style:display-name="PageStyle_other-agenc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ities" style:display-name="PageStyle_cit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lleges-and-univerisities" style:display-name="PageStyle_colleges-and-univerisitie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tate-totals" style:display-name="PageStyle_state-totals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